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0416f"/>
    </style:style>
    <style:style style:name="P2" style:family="paragraph" style:parent-style-name="Text_20_body">
      <style:paragraph-properties fo:text-align="center" style:justify-single-word="false"/>
      <style:text-properties officeooo:paragraph-rsid="0020416f"/>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0416f"/>
    </style:style>
    <style:style style:name="P5" style:family="paragraph" style:parent-style-name="Text_20_body">
      <style:paragraph-properties fo:text-align="justify" style:justify-single-word="false"/>
      <style:text-properties fo:color="#000000" loext:opacity="100%" style:font-name="Times New Roman" fo:font-size="14pt" fo:font-weight="normal" officeooo:paragraph-rsid="0020416f" style:font-size-asian="14pt" style:font-weight-asian="normal" style:font-size-complex="14pt" style:font-weight-complex="normal"/>
    </style:style>
    <style:style style:name="T1" style:family="text">
      <style:text-properties officeooo:rsid="001e9299"/>
    </style:style>
    <style:style style:name="T2" style:family="text">
      <style:text-properties fo:color="#000000" loext:opacity="100%"/>
    </style:style>
    <style:style style:name="T3" style:family="text">
      <style:text-properties fo:color="#000000" loext:opacity="100%" style:font-name="Times New Roman" fo:font-size="14pt" fo:font-weight="bold" style:font-size-asian="14pt" style:font-weight-asian="bold" style:font-size-complex="14pt" style:font-weight-complex="bold"/>
    </style:style>
    <style:style style:name="T4" style:family="text">
      <style:text-properties fo:color="#000000" loext:opacity="100%" style:font-name="Times New Roman" fo:font-size="14pt" fo:font-style="normal" fo:font-weight="bold" style:font-size-asian="14pt" style:font-style-asian="normal" style:font-weight-asian="bold" style:font-size-complex="14pt" style:font-style-complex="normal" style:font-weight-complex="bold"/>
    </style:style>
    <style:style style:name="T5" style:family="text">
      <style:text-properties fo:color="#000000" loext:opacity="100%" style:font-name="Times New Roman"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color="#000000" loext:opacity="100%" style:font-name="Times New Roman" fo:font-size="14pt" fo:font-style="italic" fo:font-weight="normal" style:font-size-asian="14pt" style:font-style-asian="italic" style:font-weight-asian="normal" style:font-size-complex="14pt" style:font-style-complex="italic" style:font-weight-complex="normal"/>
    </style:style>
    <style:style style:name="T7" style:family="text">
      <style:text-properties fo:color="#000000" loext:opacity="100%" style:font-name="Times New Roman" fo:font-size="14pt" fo:font-weight="normal" style:font-size-asian="14pt" style:font-weight-asian="normal" style:font-size-complex="14pt"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3">A Deep Convolutional Spiking Neural Network for embedded applications<text:tab/></text:span></text:span></text:p>
      <text:p text:style-name="P1"><text:span text:style-name="Strong_20_Emphasis"><text:span text:style-name="T4"/></text:span></text:p>
      <text:p text:style-name="P1"><text:span text:style-name="Strong_20_Emphasis"><text:span text:style-name="T5">Progress in Artificial Intelligence (2024) 13:1–15<text:tab/><text:tab/><text:tab/><text:tab/> <text:s text:c="5"/>March 2024</text:span></text:span></text:p>
      <text:p text:style-name="P1"><text:span text:style-name="Strong_20_Emphasis"><text:span text:style-name="T5"/></text:span></text:p>
      <text:p text:style-name="P1"><text:span text:style-name="Strong_20_Emphasis"><text:span text:style-name="T6">Anahtar Kelimeler: Spiking sinir ağı, Uydu görüntü sınıflandırma, Epileptik nöbet tespiti</text:span></text:span></text:p>
      <text:p text:style-name="P1"><text:span text:style-name="Strong_20_Emphasis"><text:span text:style-name="T6"/></text:span></text:p>
      <text:p text:style-name="P4"><text:span text:style-name="Strong_20_Emphasis"><text:span text:style-name="T7"><text:tab/>Günümüzde yapay zeka ve derin öğrenme uygulamalarının mobil ve uç cihazlarda yaygınlaşmasıyla birlikte, enerji verimliliği ve hesaplama maliyetleri büyük bir sorun haline gelmiştir. Geleneksel derin sinir ağları yüksek doğruluk sağlasa da büyük işlem gücü ve enerji tüketimi gerektirir. Bu nedenle, biyolojik sinir sistemlerinden ilham alan Spiking Neural Networks (SNNs) alternatif bir yaklaşım olarak öne çıkmaktadır. SNN’ler, beyin fonksiyonlarını daha gerçekçi bir şekilde modelleyerek olay güdümlü hesaplama prensibine dayanır. Bu sayede, özellikle gömülü sistemler ve düşük enerji tüketimi gerektiren uygulamalar için uygun bir çözüm sunar. Ancak mevcut SNN uygulamalarının çoğu, MNIST, Fashion-MNIST vie CIFAR10 gibi sınırlı veri kümeleriyle test edildiğinden, gerçek dünya uygulamalarına entegrasyonları yeterince araştırılmamıştır.</text:span></text:span></text:p>
      <text:p text:style-name="P5"><text:tab/></text:p>
      <text:p text:style-name="P5"><text:tab/>Bu çalışmada, Derin Konvolüsyonel Spiking Neural Network (DCSNN) geliştirerek, SNN’lerin arazi kullanımı ve arazi örtüsü sınıflandırması ile epileptik nöbet tespiti gibi iki farklı gerçek dünya senaryosunda uygulanabilirliği incelenmiştir. Çalışmada, geleneksel konvolüsyonel sinir ağları temel alınarak VGG16 modeli, SNN formatına dönüştürülmüştür. CNN’den SNN’e dönüşüm sürecinde ağırlık-eşik dengeleme yöntemi kullanılmış, düşük güçlü hesaplama birimleri için optimize edilmiş bir Leaky Integrate-and-Fire (LIF) nöron modeli tercih edilmiştir. Bunun yanı sıra, ortalama havuzlama yöntemi kullanılarak veri kaybı minimize edilmiştir. SNN’lerin eğitimi doğrudan geri yayılım algoritmalarıyla gerçekleştirilemediği için, önce geleneksel CNN modelleri eğitilmiş ve ardından SNN’ye dönüştürülmüştür. Bu dönüşümde, <text:span text:style-name="T1">spike</text:span> frekansı ile ReLU aktivasyon fonksiyonları arasında bir eşleme sağlanmıştır.</text:p>
      <text:p text:style-name="P5"><text:tab/></text:p>
      <text:p text:style-name="P5"><text:tab/>CNN’den SNN’e dönüşüm süreci üç aşamadan oluşmaktadır. İlk olarak, CNN modeli bias ve max pooling katmanları çıkarılarak SNN’ye uygun hale getirilmiştir. Daha sonra, TensorFlow-Keras kullanılarak geri yayılım yöntemiyle eğitilmiştir. Son <text:soft-page-break/>olarak, eğitilmiş ağırlıklar SNN’ye aktarılmış ve CNN’deki ReLU aktivasyonları, Integrate-and-Fire (IF) nöronları ile değiştirilmiştir. Arazi kullanımı ve arazi örtüsü sınıflandırması için EuroSAT uydu görüntü veri kümesi kullanılmıştır. 27.000 etiketli görüntü içeren bu veri kümesi, orman, nehir ve sanayi alanı gibi 10 farklı arazi türünü kapsamaktadır. VGG16 modelinin SNN eşdeğeri, %94,88 sınıflandırma doğruluğu elde etmiştir.</text:p>
      <text:p text:style-name="P5"><text:tab/></text:p>
      <text:p text:style-name="P5"><text:tab/>Geleneksel CNN ve diğer yöntemlerle kıyaslandığında, önerilen model yüksek doğruluk ve düşük enerji tüketimi sağlamıştır. İkinci vaka çalışması olarak epileptik nöbet tespiti incelenmiştir. CHB-MIT EEG veri kümesi kullanılarak yapılan çalışmada, epileptik hastaların beyin dalgalarını içeren 969 saatlik EEG kayıtları analiz edilmiştir. EEG sinyalleri, frekans tabanlı kodlama yöntemiyle SNN’ye uygun hale getirilmiştir. Modelin performansı değerlendirildiğinde %95,06 duyarlılık ve %99,45 özgüllük değerlerine ulaştığı görülmüştür. Enerji verimliliği açısından değerlendirildiğinde, geliştirilen DCSNN, geleneksel CNN’lere kıyasla 1,88 kat daha düşük enerji tüketimi sağlamaktadır.</text:p>
      <text:p text:style-name="P5"><text:tab/></text:p>
      <text:p text:style-name="P5"><text:tab/>Bu, SNN’lerin düşük güçlü gömülü sistemler ve uç cihazlar için uygun bir alternatif olabileceğini göstermektedir. Çalışma sonucunda, derin konvolüsyonel Spiking Neural Networks’ün gerçek dünya problemlerine uygulanabilirliği araştırılarak enerji verimli bir yapay zeka çözümü sunulmuştur. Önerilen model düşük enerji tüketimi, yüksek sınıflandırma doğruluğu ve gerçek zamanlı uygulamalara uygunluk gibi avantajlar sağlamaktadır. Gelecekte, SNN’lerin gömülü donanımlarda uygulanması ve daha büyük veri kümeleri ile test edilmesi önerilmektedir. Böylece, enerji verimli sinir ağları ile sağlık, çevre analizi ve otonom sistemler gibi alanlarda daha geniş kapsamlı çözümler geliştirilebilir.</text:p>
      <text:p text:style-name="P3"><text:span text:style-name="Strong_20_Emphasis"><text:span text:style-name="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2:25:57.664804564</meta:creation-date>
    <dc:date>2025-03-17T11:24:08.069299834</dc:date>
    <meta:editing-duration>PT58M2S</meta:editing-duration>
    <meta:editing-cycles>7</meta:editing-cycles>
    <meta:generator>LibreOffice/7.3.7.2$Linux_X86_64 LibreOffice_project/30$Build-2</meta:generator>
    <meta:document-statistic meta:table-count="0" meta:image-count="0" meta:object-count="0" meta:page-count="2" meta:paragraph-count="12" meta:word-count="482" meta:character-count="4012" meta:non-whitespace-character-count="3520"/>
  </office:meta>
</office:document-meta>
</file>